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scpi1">
      <style:paragraph-properties fo:margin-left="0mm" fo:margin-right="0mm" fo:text-indent="0mm" style:auto-text-indent="false"/>
    </style:style>
    <style:style style:name="P11" style:family="paragraph" style:parent-style-name="Standard">
      <style:paragraph-properties fo:margin-left="0mm" fo:margin-right="0mm" fo:text-indent="0mm" style:auto-text-indent="false"/>
      <style:text-properties fo:language="en" fo:country="US"/>
    </style:style>
    <style:style style:name="P12" style:family="paragraph" style:parent-style-name="Heading_20_2" style:master-page-name="First_20_Page">
      <style:paragraph-properties style:page-number="auto"/>
    </style:style>
    <style:style style:name="T1" style:family="text"/>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ize="10.5pt"/>
    </style:style>
    <style:style style:name="T5" style:family="text">
      <style:text-properties fo:language="en" fo:country="US" fo:background-color="transparent" loext:char-shading-value="0"/>
    </style:style>
    <style:style style:name="T6" style:family="text">
      <style:text-properties fo:language="en" fo:country="US" fo:background-color="transparent" loext:char-shading-value="0"/>
    </style:style>
    <style:style style:name="T7" style:family="text">
      <style:text-properties fo:language="en" fo:country="US" fo:background-color="transparent" loext:char-shading-value="0"/>
    </style:style>
    <style:style style:name="T8" style:family="text">
      <style:text-properties fo:language="en" fo:country="US" fo:background-color="transparent" loext:char-shading-value="0"/>
    </style:style>
    <style:style style:name="T9" style:family="text">
      <style:text-properties fo:language="en" fo:country="US" fo:background-color="transparent" loext:char-shading-value="0"/>
    </style:style>
  </office:automatic-styles>
  <office:body>
    <office:text text:use-soft-page-breaks="true">
      <office:forms form:automatic-focus="false" form:apply-design-mode="false"/>
      <text:tracked-changes>
        <text:changed-region xml:id="ct139941804936976" text:id="ct139941804936976">
          <text:insertion>
            <office:change-info>
              <dc:creator>Denis Kotlar</dc:creator>
              <dc:date>2017-01-19T10:34:00</dc:date>
            </office:change-info>
          </text:insertion>
        </text:changed-region>
        <text:changed-region xml:id="ct139941804935056" text:id="ct139941804935056">
          <text:insertion>
            <office:change-info>
              <dc:creator>Denis Kotlar</dc:creator>
              <dc:date>2017-01-19T10:38:00</dc:date>
            </office:change-info>
          </text:insertion>
        </text:changed-region>
        <text:changed-region xml:id="ct139941810296328" text:id="ct139941810296328">
          <text:insertion>
            <office:change-info>
              <dc:creator>Denis Kotlar</dc:creator>
              <dc:date>2017-01-19T11:02:00</dc:date>
            </office:change-info>
          </text:insertion>
        </text:changed-region>
        <text:changed-region xml:id="ct139941805094024" text:id="ct139941805094024">
          <text:insertion>
            <office:change-info>
              <dc:creator>Denis Kotlar</dc:creator>
              <dc:date>2017-01-19T10:59:00</dc:date>
            </office:change-info>
          </text:insertion>
        </text:changed-region>
        <text:changed-region xml:id="ct139941805096328" text:id="ct139941805096328">
          <text:insertion>
            <office:change-info>
              <dc:creator>Denis Kotlar</dc:creator>
              <dc:date>2017-01-19T11:00:00</dc:date>
            </office:change-info>
          </text:insertion>
        </text:changed-region>
        <text:changed-region xml:id="ct139941804933520" text:id="ct139941804933520">
          <text:insertion>
            <office:change-info>
              <dc:creator>Denis Kotlar</dc:creator>
              <dc:date>2017-01-19T11:52:00</dc:date>
            </office:change-info>
          </text:insertion>
        </text:changed-region>
        <text:changed-region xml:id="ct139941805094984" text:id="ct139941805094984">
          <text:insertion>
            <office:change-info>
              <dc:creator>Denis Kotlar</dc:creator>
              <dc:date>2017-01-19T11:52:00</dc:date>
            </office:change-info>
          </text:insertion>
        </text:changed-region>
        <text:changed-region xml:id="ct139941809918936" text:id="ct139941809918936">
          <text:insertion>
            <office:change-info>
              <dc:creator>Denis Kotlar</dc:creator>
              <dc:date>2017-01-19T11:53:00</dc:date>
            </office:change-info>
          </text:insertion>
        </text:changed-region>
        <text:changed-region xml:id="ct139941809918360" text:id="ct139941809918360">
          <text:insertion>
            <office:change-info>
              <dc:creator>Denis Kotlar</dc:creator>
              <dc:date>2017-01-19T10:44:00</dc:date>
            </office:change-info>
          </text:insertion>
        </text:changed-region>
        <text:changed-region xml:id="ct139941786442584" text:id="ct139941786442584">
          <text:insertion>
            <office:change-info>
              <dc:creator>Denis Kotlar</dc:creator>
              <dc:date>2017-01-19T10:57:00</dc:date>
            </office:change-info>
          </text:insertion>
        </text:changed-region>
        <text:changed-region xml:id="ct139941810077904" text:id="ct139941810077904">
          <text:insertion>
            <office:change-info>
              <dc:creator>Denis Kotlar</dc:creator>
              <dc:date>2017-01-19T10:57:00</dc:date>
            </office:change-info>
          </text:insertion>
        </text:changed-region>
        <text:changed-region xml:id="ct139941810078672" text:id="ct139941810078672">
          <text:insertion>
            <office:change-info>
              <dc:creator>Denis Kotlar</dc:creator>
              <dc:date>2017-01-19T11:34:00</dc:date>
            </office:change-info>
          </text:insertion>
        </text:changed-region>
        <text:changed-region xml:id="ct139941805649296" text:id="ct139941805649296">
          <text:insertion>
            <office:change-info>
              <dc:creator>Denis Kotlar</dc:creator>
              <dc:date>2017-01-19T11:01:00</dc:date>
            </office:change-info>
          </text:insertion>
        </text:changed-region>
        <text:changed-region xml:id="ct139941810078864" text:id="ct139941810078864">
          <text:insertion>
            <office:change-info>
              <dc:creator>Denis Kotlar</dc:creator>
              <dc:date>2017-01-19T11:02:00</dc:date>
            </office:change-info>
          </text:insertion>
        </text:changed-region>
        <text:changed-region xml:id="ct139941809686600" text:id="ct139941809686600">
          <text:deletion>
            <office:change-info>
              <dc:creator>Denis Kotlar</dc:creator>
              <dc:date>2017-02-14T17:05:00</dc:date>
            </office:change-info>
            <text:p text:style-name="scpi1"><text:a xlink:type="simple" xlink:href="#inst_nsel" text:style-name="Internet_20_link" text:visited-style-name="Visited_20_Internet_20_Link">_number</text:a></text:p>
          </text:deletion>
        </text:changed-region>
        <text:changed-region xml:id="ct139941810298056" text:id="ct139941810298056">
          <text:insertion>
            <office:change-info>
              <dc:creator>Denis Kotlar</dc:creator>
              <dc:date>2017-01-19T11:08:00</dc:date>
            </office:change-info>
          </text:insertion>
        </text:changed-region>
        <text:changed-region xml:id="ct139941810078096" text:id="ct139941810078096">
          <text:insertion>
            <office:change-info>
              <dc:creator>Denis Kotlar</dc:creator>
              <dc:date>2017-01-19T11:08:00</dc:date>
            </office:change-info>
          </text:insertion>
        </text:changed-region>
        <text:changed-region xml:id="ct139941805095752" text:id="ct139941805095752">
          <text:insertion>
            <office:change-info>
              <dc:creator>Denis Kotlar</dc:creator>
              <dc:date>2017-01-19T11:08:00</dc:date>
            </office:change-info>
          </text:insertion>
        </text:changed-region>
        <text:changed-region xml:id="ct139941810340248" text:id="ct139941810340248">
          <text:insertion>
            <office:change-info>
              <dc:creator>Denis Kotlar</dc:creator>
              <dc:date>2017-01-19T11:08:00</dc:date>
            </office:change-info>
          </text:insertion>
        </text:changed-region>
        <text:changed-region xml:id="ct139941805093832" text:id="ct139941805093832">
          <text:insertion>
            <office:change-info>
              <dc:creator>Denis Kotlar</dc:creator>
              <dc:date>2017-01-19T11:13:00</dc:date>
            </office:change-info>
          </text:insertion>
        </text:changed-region>
        <text:changed-region xml:id="ct139941805391640" text:id="ct139941805391640">
          <text:insertion>
            <office:change-info>
              <dc:creator>Denis Kotlar</dc:creator>
              <dc:date>2017-01-19T11:14:00</dc:date>
            </office:change-info>
          </text:insertion>
        </text:changed-region>
        <text:changed-region xml:id="ct139941805388952" text:id="ct139941805388952">
          <text:insertion>
            <office:change-info>
              <dc:creator>Denis Kotlar</dc:creator>
              <dc:date>2017-01-19T11:15:00</dc:date>
            </office:change-info>
          </text:insertion>
        </text:changed-region>
        <text:changed-region xml:id="ct139941805094408" text:id="ct139941805094408">
          <text:insertion>
            <office:change-info>
              <dc:creator>Denis Kotlar</dc:creator>
              <dc:date>2017-01-19T11:08:00</dc:date>
            </office:change-info>
          </text:insertion>
        </text:changed-region>
        <text:changed-region xml:id="ct139941805092872" text:id="ct139941805092872">
          <text:insertion>
            <office:change-info>
              <dc:creator>Denis Kotlar</dc:creator>
              <dc:date>2017-01-19T11:08:00</dc:date>
            </office:change-info>
          </text:insertion>
        </text:changed-region>
        <text:changed-region xml:id="ct139941805647184" text:id="ct139941805647184">
          <text:insertion>
            <office:change-info>
              <dc:creator>Denis Kotlar</dc:creator>
              <dc:date>2017-01-19T11:08:00</dc:date>
            </office:change-info>
          </text:insertion>
        </text:changed-region>
        <text:changed-region xml:id="ct139941804665496" text:id="ct139941804665496">
          <text:insertion>
            <office:change-info>
              <dc:creator>Denis Kotlar</dc:creator>
              <dc:date>2017-01-19T11:08:00</dc:date>
            </office:change-info>
          </text:insertion>
        </text:changed-region>
        <text:changed-region xml:id="ct139941804370184" text:id="ct139941804370184">
          <text:insertion>
            <office:change-info>
              <dc:creator>Denis Kotlar</dc:creator>
              <dc:date>2017-01-19T11:08:00</dc:date>
            </office:change-info>
          </text:insertion>
        </text:changed-region>
        <text:changed-region xml:id="ct139941804665880" text:id="ct139941804665880">
          <text:insertion>
            <office:change-info>
              <dc:creator>Denis Kotlar</dc:creator>
              <dc:date>2017-01-19T11:08:00</dc:date>
            </office:change-info>
          </text:insertion>
        </text:changed-region>
        <text:changed-region xml:id="ct139941804213776" text:id="ct139941804213776">
          <text:insertion>
            <office:change-info>
              <dc:creator>Denis Kotlar</dc:creator>
              <dc:date>2017-01-19T11:08:00</dc:date>
            </office:change-info>
          </text:insertion>
        </text:changed-region>
        <text:changed-region xml:id="ct139941804371144" text:id="ct139941804371144">
          <text:insertion>
            <office:change-info>
              <dc:creator>Denis Kotlar</dc:creator>
              <dc:date>2017-01-19T11:08:00</dc:date>
            </office:change-info>
          </text:insertion>
        </text:changed-region>
        <text:changed-region xml:id="ct139941804214544" text:id="ct139941804214544">
          <text:insertion>
            <office:change-info>
              <dc:creator>Denis Kotlar</dc:creator>
              <dc:date>2017-01-19T11:08:00</dc:date>
            </office:change-info>
          </text:insertion>
        </text:changed-region>
        <text:changed-region xml:id="ct139941804214160" text:id="ct139941804214160">
          <text:insertion>
            <office:change-info>
              <dc:creator>Denis Kotlar</dc:creator>
              <dc:date>2017-01-19T11:08:00</dc:date>
            </office:change-info>
          </text:insertion>
        </text:changed-region>
        <text:changed-region xml:id="ct139941804214928" text:id="ct139941804214928">
          <text:insertion>
            <office:change-info>
              <dc:creator>Denis Kotlar</dc:creator>
              <dc:date>2017-01-19T11:08:00</dc:date>
            </office:change-info>
          </text:insertion>
        </text:changed-region>
        <text:changed-region xml:id="ct139941804016408" text:id="ct139941804016408">
          <text:insertion>
            <office:change-info>
              <dc:creator>Denis Kotlar</dc:creator>
              <dc:date>2017-01-19T11:23:00</dc:date>
            </office:change-info>
          </text:insertion>
        </text:changed-region>
        <text:changed-region xml:id="ct139941804015640" text:id="ct139941804015640">
          <text:insertion>
            <office:change-info>
              <dc:creator>Denis Kotlar</dc:creator>
              <dc:date>2017-01-19T11:24:00</dc:date>
            </office:change-info>
          </text:insertion>
        </text:changed-region>
        <text:changed-region xml:id="ct139941804215504" text:id="ct139941804215504">
          <text:insertion>
            <office:change-info>
              <dc:creator>Denis Kotlar</dc:creator>
              <dc:date>2017-01-19T11:08:00</dc:date>
            </office:change-info>
          </text:insertion>
        </text:changed-region>
        <text:changed-region xml:id="ct139941798521480" text:id="ct139941798521480">
          <text:insertion>
            <office:change-info>
              <dc:creator>Denis Kotlar</dc:creator>
              <dc:date>2017-01-19T11:08:00</dc:date>
            </office:change-info>
          </text:insertion>
        </text:changed-region>
        <text:changed-region xml:id="ct139941796924248" text:id="ct139941796924248">
          <text:insertion>
            <office:change-info>
              <dc:creator>Denis Kotlar</dc:creator>
              <dc:date>2017-01-19T11:24:00</dc:date>
            </office:change-info>
          </text:insertion>
        </text:changed-region>
        <text:changed-region xml:id="ct139941796924056" text:id="ct139941796924056">
          <text:insertion>
            <office:change-info>
              <dc:creator>Denis Kotlar</dc:creator>
              <dc:date>2017-01-19T11:18:00</dc:date>
            </office:change-info>
          </text:insertion>
        </text:changed-region>
        <text:changed-region xml:id="ct139941804019288" text:id="ct139941804019288">
          <text:insertion>
            <office:change-info>
              <dc:creator>Denis Kotlar</dc:creator>
              <dc:date>2017-01-19T11:18:00</dc:date>
            </office:change-info>
          </text:insertion>
        </text:changed-region>
        <text:changed-region xml:id="ct139941804016792" text:id="ct139941804016792">
          <text:insertion>
            <office:change-info>
              <dc:creator>Denis Kotlar</dc:creator>
              <dc:date>2017-01-19T11:08:00</dc:date>
            </office:change-info>
          </text:insertion>
        </text:changed-region>
        <text:changed-region xml:id="ct139941799549016" text:id="ct139941799549016">
          <text:insertion>
            <office:change-info>
              <dc:creator>Denis Kotlar</dc:creator>
              <dc:date>2017-01-19T11:22:00</dc:date>
            </office:change-info>
          </text:insertion>
        </text:changed-region>
        <text:changed-region xml:id="ct139941803835400" text:id="ct139941803835400">
          <text:insertion>
            <office:change-info>
              <dc:creator>Denis Kotlar</dc:creator>
              <dc:date>2017-01-19T11:08:00</dc:date>
            </office:change-info>
          </text:insertion>
        </text:changed-region>
        <text:changed-region xml:id="ct139941797880408" text:id="ct139941797880408">
          <text:insertion>
            <office:change-info>
              <dc:creator>Denis Kotlar</dc:creator>
              <dc:date>2017-01-19T11:57:00</dc:date>
            </office:change-info>
          </text:insertion>
        </text:changed-region>
        <text:changed-region xml:id="ct139941797881944" text:id="ct139941797881944">
          <text:insertion>
            <office:change-info>
              <dc:creator>Denis Kotlar</dc:creator>
              <dc:date>2017-02-14T17:14:00</dc:date>
            </office:change-info>
          </text:insertion>
        </text:changed-region>
        <text:changed-region xml:id="ct139941797881560" text:id="ct139941797881560">
          <text:insertion>
            <office:change-info>
              <dc:creator>Denis Kotlar</dc:creator>
              <dc:date>2017-01-19T12:13:00</dc:date>
            </office:change-info>
          </text:insertion>
        </text:changed-region>
        <text:changed-region xml:id="ct139941797880984" text:id="ct139941797880984">
          <text:insertion>
            <office:change-info>
              <dc:creator>Denis Kotlar</dc:creator>
              <dc:date>2017-01-19T11:57:00</dc:date>
            </office:change-info>
          </text:insertion>
        </text:changed-region>
        <text:changed-region xml:id="ct139941799548248" text:id="ct139941799548248">
          <text:insertion>
            <office:change-info>
              <dc:creator>Denis Kotlar</dc:creator>
              <dc:date>2017-01-19T11:57:00</dc:date>
            </office:change-info>
          </text:insertion>
        </text:changed-region>
        <text:changed-region xml:id="ct139941797880792" text:id="ct139941797880792">
          <text:insertion>
            <office:change-info>
              <dc:creator>Denis Kotlar</dc:creator>
              <dc:date>2017-01-19T11:57:00</dc:date>
            </office:change-info>
          </text:insertion>
        </text:changed-region>
        <text:changed-region xml:id="ct139941797882136" text:id="ct139941797882136">
          <text:insertion>
            <office:change-info>
              <dc:creator>Denis Kotlar</dc:creator>
              <dc:date>2017-01-19T12:26:00</dc:date>
            </office:change-info>
          </text:insertion>
        </text:changed-region>
        <text:changed-region xml:id="ct139941797882520" text:id="ct139941797882520">
          <text:insertion>
            <office:change-info>
              <dc:creator>Denis Kotlar</dc:creator>
              <dc:date>2017-01-19T11:57:00</dc:date>
            </office:change-info>
          </text:insertion>
        </text:changed-region>
        <text:changed-region xml:id="ct139941786924360" text:id="ct139941786924360">
          <text:insertion>
            <office:change-info>
              <dc:creator>Denis Kotlar</dc:creator>
              <dc:date>2017-01-19T12:23:00</dc:date>
            </office:change-info>
          </text:insertion>
        </text:changed-region>
        <text:changed-region xml:id="ct139941786926472" text:id="ct139941786926472">
          <text:insertion>
            <office:change-info>
              <dc:creator>Denis Kotlar</dc:creator>
              <dc:date>2017-01-19T12:24:00</dc:date>
            </office:change-info>
          </text:insertion>
        </text:changed-region>
        <text:changed-region xml:id="ct139941786925704" text:id="ct139941786925704">
          <text:insertion>
            <office:change-info>
              <dc:creator>Denis Kotlar</dc:creator>
              <dc:date>2017-01-19T11:57:00</dc:date>
            </office:change-info>
          </text:insertion>
        </text:changed-region>
        <text:changed-region xml:id="ct139941786926664" text:id="ct139941786926664">
          <text:insertion>
            <office:change-info>
              <dc:creator>Denis Kotlar</dc:creator>
              <dc:date>2017-01-19T11:57:00</dc:date>
            </office:change-info>
          </text:insertion>
        </text:changed-region>
        <text:changed-region xml:id="ct139941798972048" text:id="ct139941798972048">
          <text:insertion>
            <office:change-info>
              <dc:creator>Denis Kotlar</dc:creator>
              <dc:date>2017-01-19T12:16:00</dc:date>
            </office:change-info>
          </text:insertion>
        </text:changed-region>
        <text:changed-region xml:id="ct139941798972816" text:id="ct139941798972816">
          <text:insertion>
            <office:change-info>
              <dc:creator>Denis Kotlar</dc:creator>
              <dc:date>2017-01-19T12:16:00</dc:date>
            </office:change-info>
          </text:insertion>
        </text:changed-region>
        <text:changed-region xml:id="ct139941786926280" text:id="ct139941786926280">
          <text:insertion>
            <office:change-info>
              <dc:creator>Denis Kotlar</dc:creator>
              <dc:date>2017-01-19T12:16:00</dc:date>
            </office:change-info>
          </text:insertion>
        </text:changed-region>
        <text:changed-region xml:id="ct139941798971664" text:id="ct139941798971664">
          <text:insertion>
            <office:change-info>
              <dc:creator>Denis Kotlar</dc:creator>
              <dc:date>2017-01-19T12:16:00</dc:date>
            </office:change-info>
          </text:insertion>
        </text:changed-region>
        <text:changed-region xml:id="ct139941823494416" text:id="ct139941823494416">
          <text:insertion>
            <office:change-info>
              <dc:creator>Denis Kotlar</dc:creator>
              <dc:date>2017-01-19T12:16:00</dc:date>
            </office:change-info>
          </text:insertion>
        </text:changed-region>
        <text:changed-region xml:id="ct139941823494224" text:id="ct139941823494224">
          <text:insertion>
            <office:change-info>
              <dc:creator>Denis Kotlar</dc:creator>
              <dc:date>2017-01-19T12:16:00</dc:date>
            </office:change-info>
          </text:insertion>
        </text:changed-region>
        <text:changed-region xml:id="ct139941823494032" text:id="ct139941823494032">
          <text:insertion>
            <office:change-info>
              <dc:creator>Denis Kotlar</dc:creator>
              <dc:date>2017-01-19T12:16:00</dc:date>
            </office:change-info>
          </text:insertion>
        </text:changed-region>
        <text:changed-region xml:id="ct139941823492112" text:id="ct139941823492112">
          <text:insertion>
            <office:change-info>
              <dc:creator>Denis Kotlar</dc:creator>
              <dc:date>2017-01-19T12:16:00</dc:date>
            </office:change-info>
          </text:insertion>
        </text:changed-region>
        <text:changed-region xml:id="ct139943246845072" text:id="ct139943246845072">
          <text:insertion>
            <office:change-info>
              <dc:creator>Denis Kotlar</dc:creator>
              <dc:date>2017-01-19T12:16:00</dc:date>
            </office:change-info>
          </text:insertion>
        </text:changed-region>
        <text:changed-region xml:id="ct139943246845840" text:id="ct139943246845840">
          <text:insertion>
            <office:change-info>
              <dc:creator>Denis Kotlar</dc:creator>
              <dc:date>2017-01-19T12:16:00</dc:date>
            </office:change-info>
          </text:insertion>
        </text:changed-region>
        <text:changed-region xml:id="ct139943246843920" text:id="ct139943246843920">
          <text:insertion>
            <office:change-info>
              <dc:creator>Denis Kotlar</dc:creator>
              <dc:date>2017-01-19T12:16:00</dc:date>
            </office:change-info>
          </text:insertion>
        </text:changed-region>
        <text:changed-region xml:id="ct139943246846224" text:id="ct139943246846224">
          <text:insertion>
            <office:change-info>
              <dc:creator>Denis Kotlar</dc:creator>
              <dc:date>2017-01-19T12:16:00</dc:date>
            </office:change-info>
          </text:insertion>
        </text:changed-region>
        <text:changed-region xml:id="ct139943246846416" text:id="ct139943246846416">
          <text:insertion>
            <office:change-info>
              <dc:creator>Denis Kotlar</dc:creator>
              <dc:date>2017-01-19T12:16:00</dc:date>
            </office:change-info>
          </text:insertion>
        </text:changed-region>
        <text:changed-region xml:id="ct139943246845648" text:id="ct139943246845648">
          <text:insertion>
            <office:change-info>
              <dc:creator>Denis Kotlar</dc:creator>
              <dc:date>2017-01-19T12:16:00</dc:date>
            </office:change-info>
          </text:insertion>
        </text:changed-region>
        <text:changed-region xml:id="ct139943246847184" text:id="ct139943246847184">
          <text:insertion>
            <office:change-info>
              <dc:creator>Denis Kotlar</dc:creator>
              <dc:date>2017-01-19T12:16:00</dc:date>
            </office:change-info>
          </text:insertion>
        </text:changed-region>
        <text:changed-region xml:id="ct139943246846800" text:id="ct139943246846800">
          <text:insertion>
            <office:change-info>
              <dc:creator>Denis Kotlar</dc:creator>
              <dc:date>2017-01-19T12:21:00</dc:date>
            </office:change-info>
          </text:insertion>
        </text:changed-region>
        <text:changed-region xml:id="ct139943246846608" text:id="ct139943246846608">
          <text:insertion>
            <office:change-info>
              <dc:creator>Denis Kotlar</dc:creator>
              <dc:date>2017-01-19T12:16:00</dc:date>
            </office:change-info>
          </text:insertion>
        </text:changed-region>
        <text:changed-region xml:id="ct139943246846992" text:id="ct139943246846992">
          <text:insertion>
            <office:change-info>
              <dc:creator>Denis Kotlar</dc:creator>
              <dc:date>2017-01-19T12:21:00</dc:date>
            </office:change-info>
          </text:insertion>
        </text:changed-region>
        <text:changed-region xml:id="ct139943246847376" text:id="ct139943246847376">
          <text:insertion>
            <office:change-info>
              <dc:creator>Denis Kotlar</dc:creator>
              <dc:date>2017-01-19T12:16:00</dc:date>
            </office:change-info>
          </text:insertion>
        </text:changed-region>
        <text:changed-region xml:id="ct139941807222536" text:id="ct139941807222536">
          <text:insertion>
            <office:change-info>
              <dc:creator>Denis Kotlar</dc:creator>
              <dc:date>2017-01-19T12:22:00</dc:date>
            </office:change-info>
          </text:insertion>
        </text:changed-region>
        <text:changed-region xml:id="ct139943248809560" text:id="ct139943248809560">
          <text:deletion>
            <office:change-info>
              <dc:creator>Denis Kotlar</dc:creator>
              <dc:date>2017-06-12T08:32:00</dc:date>
            </office:change-info>
            <text:p text:style-name="cmd_5f_root">(not implemented in M3) </text:p>
          </text:deletion>
        </text:changed-region>
        <text:changed-region xml:id="ct139943248809176" text:id="ct139943248809176">
          <text:insertion>
            <office:change-info>
              <dc:creator>Denis Kotlar</dc:creator>
              <dc:date>2017-06-16T09:56:00</dc:date>
            </office:change-info>
          </text:insertion>
        </text:changed-region>
        <text:changed-region xml:id="ct139941797724168" text:id="ct139941797724168">
          <text:insertion>
            <office:change-info>
              <dc:creator>Denis Kotlar</dc:creator>
              <dc:date>2017-06-16T10:31:00</dc:date>
            </office:change-info>
          </text:insertion>
        </text:changed-region>
        <text:changed-region xml:id="ct139943248807832" text:id="ct139943248807832">
          <text:deletion>
            <office:change-info>
              <dc:creator>Denis Kotlar</dc:creator>
              <dc:date>2017-06-16T10:31:00</dc:date>
            </office:change-info>
            <text:p text:style-name="P1">NONE</text:p>
          </text:deletion>
        </text:changed-region>
        <text:changed-region xml:id="ct139941797548816" text:id="ct139941797548816">
          <text:insertion>
            <office:change-info>
              <dc:creator>Denis Kotlar</dc:creator>
              <dc:date>2017-06-16T10:31:00</dc:date>
            </office:change-info>
          </text:insertion>
        </text:changed-region>
        <text:changed-region xml:id="ct139941803272088" text:id="ct139941803272088">
          <text:deletion>
            <office:change-info>
              <dc:creator>Denis Kotlar</dc:creator>
              <dc:date>2017-02-14T17:05:00</dc:date>
            </office:change-info>
            <text:p text:style-name="cmd_5f_root">_number</text:p>
          </text:deletion>
        </text:changed-region>
        <text:changed-region xml:id="ct139941797551312" text:id="ct139941797551312">
          <text:deletion>
            <office:change-info>
              <dc:creator>Denis Kotlar</dc:creator>
              <dc:date>2017-02-14T17:05:00</dc:date>
            </office:change-info>
            <text:p text:style-name="Standard">_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46929847226985557" text:style-name="Outline">
        <text:list-item>
          <text:list>
            <text:list-item>
              <text:h text:style-name="P12"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10"/>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10">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11">Selects a coupling between channels trigger systems</text:p>
          </table:table-cell>
        </table:table-row>
        <table:table-row>
          <table:table-cell table:style-name="Table69.A2" office:value-type="string">
            <text:p text:style-name="scpi1"><text:change-start text:change-id="ct139941804936976"/>:DISPlay<text:change-end text:change-id="ct139941804936976"/></text:p>
          </table:table-cell>
          <table:table-cell table:style-name="Table69.A2" office:value-type="string">
            <text:p text:style-name="Standard"/>
          </table:table-cell>
        </table:table-row>
        <table:table-row>
          <table:table-cell table:style-name="Table69.A2" office:value-type="string">
            <text:p text:style-name="scpi2"><text:change-start text:change-id="ct139941804935056"/><text:a xlink:type="simple" xlink:href="#inst_disp_trac" text:style-name="Internet_20_link" text:visited-style-name="Visited_20_Internet_20_Link">:</text:a><text:a xlink:type="simple" xlink:href="#inst_disp_trac" text:style-name="Internet_20_link" text:visited-style-name="Visited_20_Internet_20_Link">TRACe[&lt;n&gt;] {&lt;value&gt;}</text:a><text:change-end text:change-id="ct139941804935056"/></text:p>
          </table:table-cell>
          <table:table-cell table:style-name="Table69.A2" office:value-type="string">
            <text:p text:style-name="Standard"><text:change-start text:change-id="ct139941810296328"/>Selects<text:change-end text:change-id="ct139941810296328"/><text:change-start text:change-id="ct139941805094024"/> output v<text:change-end text:change-id="ct139941805094024"/><text:change-start text:change-id="ct139941805096328"/>alue on the specified display trace<text:change-end text:change-id="ct139941805096328"/></text:p>
          </table:table-cell>
        </table:table-row>
        <table:table-row>
          <table:table-cell table:style-name="Table69.A2" office:value-type="string">
            <text:p text:style-name="scpi3"><text:change-start text:change-id="ct139941804933520"/><text:a xlink:type="simple" xlink:href="#inst_disp_trac_swap" text:style-name="Internet_20_link" text:visited-style-name="Visited_20_Internet_20_Link">:</text:a><text:a xlink:type="simple" xlink:href="#inst_disp_trac_swap" text:style-name="Internet_20_link" text:visited-style-name="Visited_20_Internet_20_Link">SWAP</text:a><text:change-end text:change-id="ct139941804933520"/></text:p>
          </table:table-cell>
          <table:table-cell table:style-name="Table69.A2" office:value-type="string">
            <text:p text:style-name="Standard"><text:change-start text:change-id="ct139941805094984"/>Swaps <text:change-end text:change-id="ct139941805094984"/><text:change-start text:change-id="ct139941809918936"/>positions of selected output values<text:change-end text:change-id="ct139941809918936"/></text:p>
          </table:table-cell>
        </table:table-row>
        <table:table-row>
          <table:table-cell table:style-name="Table69.A2" office:value-type="string">
            <text:p text:style-name="scpi2"><text:change-start text:change-id="ct139941809918360"/>:<text:change-end text:change-id="ct139941809918360"/><text:change-start text:change-id="ct139941786442584"/>YT<text:change-end text:change-id="ct139941786442584"/></text:p>
          </table:table-cell>
          <table:table-cell table:style-name="Table69.A2" office:value-type="string">
            <text:p text:style-name="Standard"/>
          </table:table-cell>
        </table:table-row>
        <table:table-row>
          <table:table-cell table:style-name="Table69.A2" office:value-type="string">
            <text:p text:style-name="scpi3"><text:change-start text:change-id="ct139941810077904"/><text:a xlink:type="simple" xlink:href="#inst_disp_yt_rate" text:style-name="Internet_20_link" text:visited-style-name="Visited_20_Internet_20_Link">:</text:a><text:a xlink:type="simple" xlink:href="#inst_disp_yt_rate" text:style-name="Internet_20_link" text:visited-style-name="Visited_20_Internet_20_Link">RATE</text:a><text:change-end text:change-id="ct139941810077904"/><text:change-start text:change-id="ct139941810078672"/><text:a xlink:type="simple" xlink:href="#inst_disp_yt_rate" text:style-name="Internet_20_link" text:visited-style-name="Visited_20_Internet_20_Link"> {&lt;duration&gt;}</text:a><text:change-end text:change-id="ct139941810078672"/></text:p>
          </table:table-cell>
          <table:table-cell table:style-name="Table69.A2" office:value-type="string">
            <text:p text:style-name="Standard"><text:change-start text:change-id="ct139941805649296"/>Selects <text:change-end text:change-id="ct139941805649296"/><text:change-start text:change-id="ct139941810078864"/>YT view sample duration<text:change-end text:change-id="ct139941810078864"/></text:p>
          </table:table-cell>
        </table:table-row>
        <table:table-row>
          <table:table-cell table:style-name="Table69.A2" office:value-type="string">
            <text:p text:style-name="scpi1"><text:a xlink:type="simple" xlink:href="#inst_nsel" text:style-name="Internet_20_link" text:visited-style-name="Visited_20_Internet_20_Link">:NSELect {&lt;channel</text:a><text:change text:change-id="ct139941809686600"/><text:a xlink:type="simple" xlink:href="#inst_nsel" text:style-name="Internet_20_link" text:visited-style-name="Visited_20_Internet_20_Link">&gt;}</text:a></text:p>
          </table:table-cell>
          <table:table-cell table:style-name="Table69.A2" office:value-type="string">
            <text:p text:style-name="Standard">Selects the output to be programmed </text:p>
          </table:table-cell>
        </table:table-row>
      </table:table>
      <text:list xml:id="list832385319"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3">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3">Description</text:p>
          </table:table-cell>
          <table:table-cell table:style-name="Table23.A1" table:number-columns-spanned="4" office:value-type="string">
            <text:p text:style-name="P3">This command selects the output to be programmed by the output identifier. The outputs of the PSU are considered as two logical instruments. The INSTrument command provides a mechanism to identify and select an output.</text:p>
            <text:p text:style-name="P3">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3">Parameters</text:p>
          </table:table-cell>
          <table:table-cell table:style-name="Table23.B3" office:value-type="string">
            <text:p text:style-name="P5">Name</text:p>
          </table:table-cell>
          <table:table-cell table:style-name="Table23.B3" office:value-type="string">
            <text:p text:style-name="P5">Type</text:p>
          </table:table-cell>
          <table:table-cell table:style-name="Table23.B3" office:value-type="string">
            <text:p text:style-name="P5">Range</text:p>
          </table:table-cell>
          <table:table-cell table:style-name="Table23.B3" office:value-type="string">
            <text:p text:style-name="P5">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9">Return</text:p>
          </table:table-cell>
          <table:table-cell table:style-name="Table23.A1" table:number-columns-spanned="4" office:value-type="string">
            <text:p text:style-name="P3">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8"><text:span text:style-name="T2">Usage</text:span><text:span text:style-name="T3">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8">Related Commands</text:p>
          </table:table-cell>
          <table:table-cell table:style-name="Table23.A1" table:number-columns-spanned="4" office:value-type="string">
            <text:p text:style-name="P6">INSTrument:NSELect</text:p>
          </table:table-cell>
          <table:covered-table-cell/>
          <table:covered-table-cell/>
          <table:covered-table-cell/>
        </table:table-row>
      </table:table>
      <text:list xml:id="list1714664978"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3">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This command selects how channel’s outputs will be internally connected:</text:p>
            <text:list xml:id="list2476329811293985540"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Standard">Coupled channels will be seen as single channel. Therefore the following commands will affect the both channel regardless of which channel is currently selected using the INSTrument[:SELect] or INSTrument:NSELect command):</text:p>
            <text:list xml:id="list665222646"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2113718813"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4">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SU will enter the CC mode of operation (see <text:span text:style-name="T5">OUTPut:MODE?</text:span><text:span text:style-name="T5">)</text:span>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avoid such situation coupling mechanism also include <text:span text:style-name="T3">balancing</text:span> to ensure that such de<text:soft-page-break/>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4">initial</text:span> set 60 V will be measured again.</text:p>
            <text:p text:style-name="Standard"/>
            <text:p text:style-name="Standard"><text:span text:style-name="T5">At *RST, </text:span><text:span text:style-name="T5">channels will be uncoupled </text:span><text:span text:style-name="T5">(NONE)</text:span><text:span text:style-name="T5">.</text:span></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5">Name</text:p>
          </table:table-cell>
          <table:table-cell table:style-name="Table1.B3" office:value-type="string">
            <text:p text:style-name="P5">Type</text:p>
          </table:table-cell>
          <table:table-cell table:style-name="Table1.B3" office:value-type="string">
            <text:p text:style-name="P5">Range</text:p>
          </table:table-cell>
          <table:table-cell table:style-name="Table1.B3" office:value-type="string">
            <text:p text:style-name="P5">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allel|SERies</text:p>
          </table:table-cell>
          <table:table-cell table:style-name="Table1.A1" office:value-type="string">
            <text:p text:style-name="P1">NONE</text:p>
          </table:table-cell>
        </table:table-row>
        <table:table-row>
          <table:table-cell table:style-name="Table1.A1" office:value-type="string">
            <text:p text:style-name="P9">Return</text:p>
          </table:table-cell>
          <table:table-cell table:style-name="Table1.A1" table:number-columns-spanned="4" office:value-type="string">
            <text:p text:style-name="P4">Query returns the currently selected output coupling state.</text:p>
          </table:table-cell>
          <table:covered-table-cell/>
          <table:covered-table-cell/>
          <table:covered-table-cell/>
        </table:table-row>
        <table:table-row>
          <table:table-cell table:style-name="Table1.A1" office:value-type="string">
            <text:p text:style-name="P8"><text:span text:style-name="T2">Usage</text:span><text:span text:style-name="T3"> </text:span><text:span text:style-name="T2">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P8">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P8">Related Commands</text:p>
          </table:table-cell>
          <table:table-cell table:style-name="Table1.A1" table:number-columns-spanned="4" office:value-type="string">
            <text:p text:style-name="P4">*SAV</text:p>
            <text:p text:style-name="P4">MEASure[:SCALar]:CURRent[:DC]</text:p>
            <text:p text:style-name="P4">MEASure[:SCALar][:VOLTage][:DC]</text:p>
            <text:p text:style-name="P4">OUTPut:DPRog</text:p>
            <text:p text:style-name="P4">OUTPut:MODE?</text:p>
            <text:p text:style-name="P4">OUTPut:TRACk[:STATe]</text:p>
          </table:table-cell>
          <table:covered-table-cell/>
          <table:covered-table-cell/>
          <table:covered-table-cell/>
        </table:table-row>
      </table:table>
      <text:list xml:id="list64342842" text:continue-list="list1714664978" text:style-name="Outline">
        <text:list-item>
          <text:list>
            <text:list-item>
              <text:list>
                <text:list-item>
                  <text:h text:style-name="Heading_20_3" text:outline-level="3"><text:bookmark text:name="inst_disp_trac"/><text:change-start text:change-id="ct139941810298056"/>INSTrument:DISPlay:TRACe[&lt;n&gt;]<text:change-end text:change-id="ct139941810298056"/></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text:change-start text:change-id="ct139941810078096"/>Syntax<text:change-end text:change-id="ct139941810078096"/></text:p>
          </table:table-cell>
          <table:table-cell table:style-name="Table3.A1" table:number-columns-spanned="4" office:value-type="string">
            <text:p text:style-name="cmd_5f_root"><text:change-start text:change-id="ct139941805095752"/>INSTrument:DISPlay:TRACe[&lt;n&gt;] {&lt;value&gt;}</text:p>
            <text:p text:style-name="cmd_5f_root">INSTrument:DISPlay:TRACe[&lt;n&gt;]?<text:change-end text:change-id="ct139941805095752"/></text:p>
          </table:table-cell>
          <table:covered-table-cell/>
          <table:covered-table-cell/>
          <table:covered-table-cell/>
        </table:table-row>
        <table:table-row>
          <table:table-cell table:style-name="Table3.A1" office:value-type="string">
            <text:p text:style-name="P3"><text:change-start text:change-id="ct139941810340248"/>Description<text:change-end text:change-id="ct139941810340248"/></text:p>
          </table:table-cell>
          <table:table-cell table:style-name="Table3.A1" table:number-columns-spanned="4" office:value-type="string">
            <text:p text:style-name="P3"><text:change-start text:change-id="ct139941805093832"/>This command sets the output value that will be displayed on the display position (trace) defined with [&lt;n&gt;].<text:change-end text:change-id="ct139941805093832"/><text:change-start text:change-id="ct139941805391640"/> This command affects only display modes 2, 3 and 4 (see the DISPlay:VIEW command).</text:p>
            <text:p text:style-name="P3"><text:change-end text:change-id="ct139941805391640"/><text:change-start text:change-id="ct139941805388952"/>An attempt to select the same value on both positions (traces) will generate an execution error.<text:change-end text:change-id="ct139941805388952"/></text:p>
          </table:table-cell>
          <table:covered-table-cell/>
          <table:covered-table-cell/>
          <table:covered-table-cell/>
        </table:table-row>
        <table:table-row>
          <table:table-cell table:style-name="Table3.A1" table:number-rows-spanned="2" office:value-type="string">
            <text:p text:style-name="P3"><text:change-start text:change-id="ct139941805094408"/>Parameters<text:change-end text:change-id="ct139941805094408"/></text:p>
          </table:table-cell>
          <table:table-cell table:style-name="Table3.B3" office:value-type="string">
            <text:p text:style-name="P5"><text:change-start text:change-id="ct139941805092872"/>Name<text:change-end text:change-id="ct139941805092872"/></text:p>
          </table:table-cell>
          <table:table-cell table:style-name="Table3.B3" office:value-type="string">
            <text:p text:style-name="P5"><text:change-start text:change-id="ct139941805647184"/>Type<text:change-end text:change-id="ct139941805647184"/></text:p>
          </table:table-cell>
          <table:table-cell table:style-name="Table3.B3" office:value-type="string">
            <text:p text:style-name="P5"><text:change-start text:change-id="ct139941804665496"/>Range<text:change-end text:change-id="ct139941804665496"/></text:p>
          </table:table-cell>
          <table:table-cell table:style-name="Table3.B3" office:value-type="string">
            <text:p text:style-name="P5"><text:change-start text:change-id="ct139941804370184"/>Default<text:change-end text:change-id="ct139941804370184"/></text:p>
          </table:table-cell>
        </table:table-row>
        <table:table-row>
          <table:covered-table-cell/>
          <table:table-cell table:style-name="Table3.A1" office:value-type="string">
            <text:p text:style-name="Standard"><text:change-start text:change-id="ct139941804665880"/>&lt;value&gt;<text:change-end text:change-id="ct139941804665880"/></text:p>
          </table:table-cell>
          <table:table-cell table:style-name="Table3.A1" office:value-type="string">
            <text:p text:style-name="P1"><text:change-start text:change-id="ct139941804213776"/>Discrete<text:change-end text:change-id="ct139941804213776"/></text:p>
          </table:table-cell>
          <table:table-cell table:style-name="Table3.A1" office:value-type="string">
            <text:p text:style-name="P1"><text:change-start text:change-id="ct139941804371144"/>VOLTage|CURRent|POWer<text:change-end text:change-id="ct139941804371144"/></text:p>
          </table:table-cell>
          <table:table-cell table:style-name="Table3.A1" office:value-type="string">
            <text:p text:style-name="P1"><text:change-start text:change-id="ct139941804214544"/>–<text:change-end text:change-id="ct139941804214544"/></text:p>
          </table:table-cell>
        </table:table-row>
        <table:table-row>
          <table:table-cell table:style-name="Table3.A1" office:value-type="string">
            <text:p text:style-name="P9"><text:change-start text:change-id="ct139941804214160"/>Return<text:change-end text:change-id="ct139941804214160"/></text:p>
          </table:table-cell>
          <table:table-cell table:style-name="Table3.A1" table:number-columns-spanned="4" office:value-type="string">
            <text:p text:style-name="P3"><text:change-start text:change-id="ct139941804214928"/>Query returns the currently selected displayed output <text:change-end text:change-id="ct139941804214928"/><text:change-start text:change-id="ct139941804016408"/>value on the selected display position (trace)<text:change-end text:change-id="ct139941804016408"/><text:change-start text:change-id="ct139941804015640"/>.<text:change-end text:change-id="ct139941804015640"/></text:p>
          </table:table-cell>
          <table:covered-table-cell/>
          <table:covered-table-cell/>
          <table:covered-table-cell/>
        </table:table-row>
        <table:table-row>
          <table:table-cell table:style-name="Table3.A1" office:value-type="string">
            <text:p text:style-name="P8"><text:change-start text:change-id="ct139941804215504"/><text:span text:style-name="T2">Usage</text:span><text:span text:style-name="T3"> </text:span><text:span text:style-name="T2">example</text:span><text:change-end text:change-id="ct139941804215504"/></text:p>
          </table:table-cell>
          <table:table-cell table:style-name="Table3.A1" table:number-columns-spanned="4" office:value-type="string">
            <text:p text:style-name="cmd_5f_code"><text:change-start text:change-id="ct139941798521480"/>INST:DISP:TRAC2?</text:p>
            <text:p text:style-name="cmd_5f_code_5f_single"><text:change-end text:change-id="ct139941798521480"/><text:change-start text:change-id="ct139941796924248"/>CURR<text:change-end text:change-id="ct139941796924248"/></text:p>
          </table:table-cell>
          <table:covered-table-cell/>
          <table:covered-table-cell/>
          <table:covered-table-cell/>
        </table:table-row>
        <table:table-row>
          <table:table-cell table:style-name="Table3.A1" office:value-type="string">
            <text:p text:style-name="P8"><text:change-start text:change-id="ct139941796924056"/>Errors<text:change-end text:change-id="ct139941796924056"/></text:p>
          </table:table-cell>
          <table:table-cell table:style-name="Table3.A1" table:number-columns-spanned="4" office:value-type="string">
            <text:p text:style-name="cmd_5f_code"><text:change-start text:change-id="ct139941804019288"/>-200,"Execution error"<text:change-end text:change-id="ct139941804019288"/></text:p>
          </table:table-cell>
          <table:covered-table-cell/>
          <table:covered-table-cell/>
          <table:covered-table-cell/>
        </table:table-row>
        <table:table-row>
          <table:table-cell table:style-name="Table3.A1" office:value-type="string">
            <text:p text:style-name="P8"><text:change-start text:change-id="ct139941804016792"/>Related Commands<text:change-end text:change-id="ct139941804016792"/></text:p>
          </table:table-cell>
          <table:table-cell table:style-name="Table3.A1" table:number-columns-spanned="4" office:value-type="string">
            <text:p text:style-name="P6"><text:change-start text:change-id="ct139941799549016"/>DISPlay:VIEW</text:p>
            <text:p text:style-name="P6">INSTrument:DISPlay:TRACe:SWAP</text:p>
            <text:p text:style-name="P6"><text:change-end text:change-id="ct139941799549016"/><text:change-start text:change-id="ct139941803835400"/>INSTrument:DISPlay:YT:RATE<text:change-end text:change-id="ct139941803835400"/></text:p>
          </table:table-cell>
          <table:covered-table-cell/>
          <table:covered-table-cell/>
          <table:covered-table-cell/>
        </table:table-row>
      </table:table>
      <text:list xml:id="list468479590" text:continue-numbering="true" text:style-name="Outline">
        <text:list-item>
          <text:list>
            <text:list-item>
              <text:list>
                <text:list-item>
                  <text:h text:style-name="Heading_20_3" text:outline-level="3"><text:bookmark text:name="inst_disp_trac_swap"/><text:change-start text:change-id="ct139941797880408"/>INSTrument:DISPlay:TRAC<text:change-end text:change-id="ct139941797880408"/><text:change-start text:change-id="ct139941797881944"/>e<text:change-end text:change-id="ct139941797881944"/>:<text:change-start text:change-id="ct139941797881560"/>SWAP<text:change-end text:change-id="ct139941797881560"/></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3"><text:change-start text:change-id="ct139941797880984"/>Syntax<text:change-end text:change-id="ct139941797880984"/></text:p>
          </table:table-cell>
          <table:table-cell table:style-name="Table5.A1" office:value-type="string">
            <text:p text:style-name="cmd_5f_root"><text:change-start text:change-id="ct139941799548248"/>INSTrument:DISPlay:TRACe:SWAP<text:change-end text:change-id="ct139941799548248"/></text:p>
          </table:table-cell>
        </table:table-row>
        <table:table-row>
          <table:table-cell table:style-name="Table5.A1" office:value-type="string">
            <text:p text:style-name="P3"><text:change-start text:change-id="ct139941797880792"/>Description<text:change-end text:change-id="ct139941797880792"/></text:p>
          </table:table-cell>
          <table:table-cell table:style-name="Table5.A1" office:value-type="string">
            <text:p text:style-name="P3"><text:change-start text:change-id="ct139941797882136"/>Use this command to swap output values display positions.<text:change-end text:change-id="ct139941797882136"/></text:p>
          </table:table-cell>
        </table:table-row>
        <text:soft-page-break/>
        <table:table-row>
          <table:table-cell table:style-name="Table5.A1" office:value-type="string">
            <text:p text:style-name="P8"><text:change-start text:change-id="ct139941797882520"/><text:span text:style-name="T2">Usage</text:span><text:span text:style-name="T3"> </text:span><text:span text:style-name="T2">example</text:span><text:change-end text:change-id="ct139941797882520"/></text:p>
          </table:table-cell>
          <table:table-cell table:style-name="Table5.A1" office:value-type="string">
            <text:p text:style-name="cmd_5f_code"><text:change-start text:change-id="ct139941786924360"/>INST:DISP:TRAC1?</text:p>
            <text:p text:style-name="cmd_5f_code_20_End">VOLT</text:p>
            <text:p text:style-name="cmd_5f_code">INST:DISP:TRAC2?</text:p>
            <text:p text:style-name="cmd_5f_code_20_End">CURR<text:change-end text:change-id="ct139941786924360"/><text:change-start text:change-id="ct139941786926472"/></text:p>
            <text:p text:style-name="cmd_5f_code">INT:DISP:TRAC:SWAP</text:p>
            <text:p text:style-name="cmd_5f_code">INST:DISP:TRAC1?</text:p>
            <text:p text:style-name="cmd_5f_code_20_End">CURR</text:p>
            <text:p text:style-name="cmd_5f_code">INST:DISP:TRAC2?</text:p>
            <text:p text:style-name="cmd_5f_code">VOLT<text:change-end text:change-id="ct139941786926472"/></text:p>
          </table:table-cell>
        </table:table-row>
        <table:table-row>
          <table:table-cell table:style-name="Table5.A1" office:value-type="string">
            <text:p text:style-name="P8"><text:change-start text:change-id="ct139941786925704"/>Related Commands<text:change-end text:change-id="ct139941786925704"/></text:p>
          </table:table-cell>
          <table:table-cell table:style-name="Table5.A1" office:value-type="string">
            <text:p text:style-name="P6"><text:change-start text:change-id="ct139941786926664"/>DISPlay:VIEW</text:p>
            <text:p text:style-name="P6">INSTrument:DISPlay:TRACe[&lt;n&gt;] {&lt;value&gt;}</text:p>
            <text:p text:style-name="P6">INSTrument:DISPlay:YT:RATE<text:change-end text:change-id="ct139941786926664"/></text:p>
          </table:table-cell>
        </table:table-row>
      </table:table>
      <text:list xml:id="list2097262868" text:continue-numbering="true" text:style-name="Outline">
        <text:list-item>
          <text:list>
            <text:list-item>
              <text:list>
                <text:list-item>
                  <text:h text:style-name="Heading_20_3" text:outline-level="3"><text:bookmark text:name="inst_disp_yt_rate"/><text:change-start text:change-id="ct139941798972048"/>INSTrument:DISPlay:YT:RATE<text:change-end text:change-id="ct139941798972048"/></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text:change-start text:change-id="ct139941798972816"/>Syntax<text:change-end text:change-id="ct139941798972816"/></text:p>
          </table:table-cell>
          <table:table-cell table:style-name="Table6.A1" table:number-columns-spanned="4" office:value-type="string">
            <text:p text:style-name="cmd_5f_root"><text:change-start text:change-id="ct139941786926280"/>INSTrument:DISPlay:YT:RATE {&lt;duration&gt;}</text:p>
            <text:p text:style-name="cmd_5f_root">INSTrument:DISPlay:YT:RATE?<text:change-end text:change-id="ct139941786926280"/></text:p>
          </table:table-cell>
          <table:covered-table-cell/>
          <table:covered-table-cell/>
          <table:covered-table-cell/>
        </table:table-row>
        <table:table-row>
          <table:table-cell table:style-name="Table6.A1" office:value-type="string">
            <text:p text:style-name="P3"><text:change-start text:change-id="ct139941798971664"/>Description<text:change-end text:change-id="ct139941798971664"/></text:p>
          </table:table-cell>
          <table:table-cell table:style-name="Table6.A1" table:number-columns-spanned="4" office:value-type="string">
            <text:p text:style-name="P3"><text:change-start text:change-id="ct139941823494416"/>This command sets the sample duration in seconds when YT (mode 4, see the DISPlay:VIEW command) display view is selected. <text:change-end text:change-id="ct139941823494416"/></text:p>
          </table:table-cell>
          <table:covered-table-cell/>
          <table:covered-table-cell/>
          <table:covered-table-cell/>
        </table:table-row>
        <table:table-row>
          <table:table-cell table:style-name="Table6.A1" table:number-rows-spanned="2" office:value-type="string">
            <text:p text:style-name="P3"><text:change-start text:change-id="ct139941823494224"/>Parameters<text:change-end text:change-id="ct139941823494224"/></text:p>
          </table:table-cell>
          <table:table-cell table:style-name="Table6.B3" office:value-type="string">
            <text:p text:style-name="P5"><text:change-start text:change-id="ct139941823494032"/>Name<text:change-end text:change-id="ct139941823494032"/></text:p>
          </table:table-cell>
          <table:table-cell table:style-name="Table6.B3" office:value-type="string">
            <text:p text:style-name="P5"><text:change-start text:change-id="ct139941823492112"/>Type<text:change-end text:change-id="ct139941823492112"/></text:p>
          </table:table-cell>
          <table:table-cell table:style-name="Table6.B3" office:value-type="string">
            <text:p text:style-name="P5"><text:change-start text:change-id="ct139943246845072"/>Range<text:change-end text:change-id="ct139943246845072"/></text:p>
          </table:table-cell>
          <table:table-cell table:style-name="Table6.B3" office:value-type="string">
            <text:p text:style-name="P5"><text:change-start text:change-id="ct139943246845840"/>Default<text:change-end text:change-id="ct139943246845840"/></text:p>
          </table:table-cell>
        </table:table-row>
        <table:table-row>
          <table:covered-table-cell/>
          <table:table-cell table:style-name="Table6.A1" office:value-type="string">
            <text:p text:style-name="Standard"><text:change-start text:change-id="ct139943246843920"/>&lt;duration&gt;<text:change-end text:change-id="ct139943246843920"/></text:p>
          </table:table-cell>
          <table:table-cell table:style-name="Table6.A1" office:value-type="string">
            <text:p text:style-name="P1"><text:change-start text:change-id="ct139943246846224"/>Numeric<text:change-end text:change-id="ct139943246846224"/></text:p>
          </table:table-cell>
          <table:table-cell table:style-name="Table6.A1" office:value-type="string">
            <text:p text:style-name="P1"><text:change-start text:change-id="ct139943246846416"/>0.02 – 300<text:change-end text:change-id="ct139943246846416"/></text:p>
          </table:table-cell>
          <table:table-cell table:style-name="Table6.A1" office:value-type="string">
            <text:p text:style-name="P1"><text:change-start text:change-id="ct139943246845648"/>0.1<text:change-end text:change-id="ct139943246845648"/></text:p>
          </table:table-cell>
        </table:table-row>
        <table:table-row>
          <table:table-cell table:style-name="Table6.A1" office:value-type="string">
            <text:p text:style-name="P9"><text:change-start text:change-id="ct139943246847184"/>Return<text:change-end text:change-id="ct139943246847184"/></text:p>
          </table:table-cell>
          <table:table-cell table:style-name="Table6.A1" table:number-columns-spanned="4" office:value-type="string">
            <text:p text:style-name="P3"><text:change-start text:change-id="ct139943246846800"/>The query command returns the programmed sample duration in seconds.<text:change-end text:change-id="ct139943246846800"/></text:p>
          </table:table-cell>
          <table:covered-table-cell/>
          <table:covered-table-cell/>
          <table:covered-table-cell/>
        </table:table-row>
        <table:table-row>
          <table:table-cell table:style-name="Table6.A1" office:value-type="string">
            <text:p text:style-name="P8"><text:change-start text:change-id="ct139943246846608"/><text:span text:style-name="T2">Usage</text:span><text:span text:style-name="T3"> </text:span><text:span text:style-name="T2">example</text:span><text:change-end text:change-id="ct139943246846608"/></text:p>
          </table:table-cell>
          <table:table-cell table:style-name="Table6.A1" table:number-columns-spanned="4" office:value-type="string">
            <text:p text:style-name="cmd_5f_code"><text:change-start text:change-id="ct139943246846992"/>INST:DISP:YT:RATE 10<text:change-end text:change-id="ct139943246846992"/></text:p>
          </table:table-cell>
          <table:covered-table-cell/>
          <table:covered-table-cell/>
          <table:covered-table-cell/>
        </table:table-row>
        <table:table-row>
          <table:table-cell table:style-name="Table6.A1" office:value-type="string">
            <text:p text:style-name="P8"><text:change-start text:change-id="ct139943246847376"/>Related Commands<text:change-end text:change-id="ct139943246847376"/></text:p>
          </table:table-cell>
          <table:table-cell table:style-name="Table6.A1" table:number-columns-spanned="4" office:value-type="string">
            <text:p text:style-name="P6">DISPlay:VIEW</text:p>
            <text:p text:style-name="P6">INSTrument:DISPlay:TRACe[&lt;n&gt;] {&lt;value&gt;}<text:change-start text:change-id="ct139941807222536"/></text:p>
            <text:p text:style-name="P6">INSTrument:DISPlay:TRACe:SWAP<text:change-end text:change-id="ct139941807222536"/></text:p>
          </table:table-cell>
          <table:covered-table-cell/>
          <table:covered-table-cell/>
          <table:covered-table-cell/>
        </table:table-row>
      </table:table>
      <text:list xml:id="list652922080" text:continue-numbering="true" text:style-name="Outline">
        <text:list-item>
          <text:list>
            <text:list-item>
              <text:list>
                <text:list-item>
                  <text:h text:style-name="Heading_20_3" text:outline-level="3"><text:bookmark-start text:name="__DdeLink__1184_349133408"/><text:bookmark text:name="inst_coup_trig"/>INSTrument:COUPle:TRIGger<text:bookmark-end text:name="__DdeLink__1184_349133408"/></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3">Syntax</text:p>
          </table:table-cell>
          <table:table-cell table:style-name="Table2.A1" table:number-columns-spanned="4" office:value-type="string">
            <text:p text:style-name="cmd_5f_root">INSTrument:COUPle:TRIGger {&lt;mode&gt;}<text:change text:change-id="ct139943248809560"/><text:change-start text:change-id="ct139943248809176"/> (not implemented yet)<text:change-end text:change-id="ct139943248809176"/></text:p>
            <text:p text:style-name="cmd_5f_root">INSTrument:COUPle:TRIGger?</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command defines a coupling between channels trigger systems. Use ALL parameter to couple or NONE to remove coupling.</text:p>
            <text:p text:style-name="P3"/>
            <text:p text:style-name="P3">At *RST, trigger systems are uncoupled.</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NONE, ALL<text:change-start text:change-id="ct139941797724168"/>, CH1, CH2<text:change-end text:change-id="ct139941797724168"/></text:p>
          </table:table-cell>
          <table:table-cell table:style-name="Table2.A1" office:value-type="string">
            <text:p text:style-name="P1"><text:change text:change-id="ct139943248807832"/><text:change-start text:change-id="ct139941797548816"/>ALL<text:change-end text:change-id="ct139941797548816"/></text:p>
          </table:table-cell>
        </table:table-row>
        <table:table-row>
          <table:table-cell table:style-name="Table2.A1" office:value-type="string">
            <text:p text:style-name="P9">Return</text:p>
          </table:table-cell>
          <table:table-cell table:style-name="Table2.A1" table:number-columns-spanned="4" office:value-type="string">
            <text:p text:style-name="P4">This query returns the currently coupled output.</text:p>
          </table:table-cell>
          <table:covered-table-cell/>
          <table:covered-table-cell/>
          <table:covered-table-cell/>
        </table:table-row>
        <table:table-row>
          <table:table-cell table:style-name="Table2.A1" office:value-type="string">
            <text:p text:style-name="P8"><text:span text:style-name="T2">Usage</text:span><text:span text:style-name="T3">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8">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101249329" text:continue-numbering="true" text:style-name="Outline">
        <text:list-item>
          <text:list>
            <text:list-item>
              <text:list>
                <text:list-item>
                  <text:h text:style-name="Heading_20_3" text:outline-level="3"><text:bookmark text:name="inst_nsel"/><text:soft-page-break/>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3">Syntax</text:p>
          </table:table-cell>
          <table:table-cell table:style-name="Table71.A1" table:number-columns-spanned="4" office:value-type="string">
            <text:p text:style-name="cmd_5f_root">INSTrument:NSELect {&lt;channel<text:change text:change-id="ct139941803272088"/>&gt;}</text:p>
            <text:p text:style-name="cmd_5f_root">INSTrument:NSELect?</text:p>
          </table:table-cell>
          <table:covered-table-cell/>
          <table:covered-table-cell/>
          <table:covered-table-cell/>
        </table:table-row>
        <table:table-row>
          <table:table-cell table:style-name="Table71.A1" office:value-type="string">
            <text:p text:style-name="P3">Description</text:p>
          </table:table-cell>
          <table:table-cell table:style-name="Table71.A1" table:number-columns-spanned="4" office:value-type="string">
            <text:p text:style-name="P4">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3">Parameters</text:p>
          </table:table-cell>
          <table:table-cell table:style-name="Table71.B3" office:value-type="string">
            <text:p text:style-name="P5">Name</text:p>
          </table:table-cell>
          <table:table-cell table:style-name="Table71.B3" office:value-type="string">
            <text:p text:style-name="P5">Type</text:p>
          </table:table-cell>
          <table:table-cell table:style-name="Table71.B3" office:value-type="string">
            <text:p text:style-name="P5">Range</text:p>
          </table:table-cell>
          <table:table-cell table:style-name="Table71.B3" office:value-type="string">
            <text:p text:style-name="P5">Default</text:p>
          </table:table-cell>
        </table:table-row>
        <table:table-row>
          <table:covered-table-cell/>
          <table:table-cell table:style-name="Table71.A1" office:value-type="string">
            <text:p text:style-name="Standard">&lt;channel<text:change text:change-id="ct139941797551312"/>&gt;</text:p>
          </table:table-cell>
          <table:table-cell table:style-name="Table71.A1" office:value-type="string">
            <text:p text:style-name="P1">Numeric</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9">Return</text:p>
          </table:table-cell>
          <table:table-cell table:style-name="Table71.A1" table:number-columns-spanned="4" office:value-type="string">
            <text:p text:style-name="P4">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8"><text:span text:style-name="T2">Usage</text:span><text:span text:style-name="T3">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8">Related Commands</text:p>
          </table:table-cell>
          <table:table-cell table:style-name="Table71.A1" table:number-columns-spanned="4" office:value-type="string">
            <text:p text:style-name="P4">STATus:QUEStionable:INSTrument</text:p>
            <text:p text:style-name="P4">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7. INSTrument</dc:title>
    <meta:document-statistic meta:table-count="8" meta:image-count="0" meta:object-count="0" meta:page-count="5" meta:paragraph-count="238" meta:word-count="1173" meta:character-count="9271"/>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